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17cm" fo:margin-left="-0.004cm" table:align="left" fo:keep-with-next="always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5.669cm"/>
    </style:style>
    <style:style style:name="Tabela1.1" style:family="table-row">
      <style:table-row-properties style:min-row-height="0.699cm"/>
    </style:style>
    <style:style style:name="Tabela1.A1" style:family="table-cell">
      <style:table-cell-properties fo:padding-left="0.203cm" fo:padding-right="0.203cm" fo:padding-top="0.123cm" fo:padding-bottom="0cm" fo:border="0.5pt solid #000000" style:writing-mode="lr-tb"/>
    </style:style>
    <style:style style:name="Tabela1.A2" style:family="table-cell">
      <style:table-cell-properties style:vertical-align="middle" fo:padding-left="0.203cm" fo:padding-right="0.203cm" fo:padding-top="0.123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ubtitle">
      <style:text-properties officeooo:rsid="00162d8c" officeooo:paragraph-rsid="00162d8c"/>
    </style:style>
    <style:style style:name="P6" style:family="paragraph" style:parent-style-name="Text_20_body">
      <style:text-properties officeooo:rsid="00162d8c" officeooo:paragraph-rsid="00162d8c"/>
    </style:style>
    <style:style style:name="P7" style:family="paragraph" style:parent-style-name="Title">
      <style:text-properties officeooo:rsid="00162d8c" officeooo:paragraph-rsid="00162d8c"/>
    </style:style>
    <style:style style:name="P8" style:family="paragraph" style:parent-style-name="Text_20_body">
      <style:paragraph-properties fo:text-align="start" style:justify-single-word="false"/>
      <style:text-properties officeooo:rsid="00162d8c" officeooo:paragraph-rsid="00167c12"/>
    </style:style>
    <style:style style:name="P9" style:family="paragraph" style:parent-style-name="Text_20_body">
      <style:paragraph-properties fo:text-align="justify" style:justify-single-word="false"/>
      <style:text-properties officeooo:rsid="00178e6d" officeooo:paragraph-rsid="00178e6d"/>
    </style:style>
    <style:style style:name="P10" style:family="paragraph" style:parent-style-name="Text_20_body">
      <style:paragraph-properties fo:text-align="justify" style:justify-single-word="false"/>
      <style:text-properties officeooo:rsid="001b929d" officeooo:paragraph-rsid="001b929d"/>
    </style:style>
    <style:style style:name="P11" style:family="paragraph" style:parent-style-name="Text_20_body">
      <style:paragraph-properties fo:text-align="justify" style:justify-single-word="false"/>
      <style:text-properties officeooo:rsid="001edd14" officeooo:paragraph-rsid="001edd14"/>
    </style:style>
    <style:style style:name="P12" style:family="paragraph" style:parent-style-name="Normal">
      <style:paragraph-properties fo:margin-right="0cm"/>
      <style:text-properties officeooo:paragraph-rsid="00162d8c"/>
    </style:style>
    <style:style style:name="P13" style:family="paragraph" style:parent-style-name="Normal">
      <style:paragraph-properties fo:margin-left="0.00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b929d"/>
    </style:style>
    <style:style style:name="P14" style:family="paragraph" style:parent-style-name="Normal">
      <style:paragraph-properties fo:margin-left="0.005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b929d"/>
    </style:style>
    <style:style style:name="P15" style:family="paragraph" style:parent-style-name="Normal">
      <style:paragraph-properties fo:margin-left="0cm" fo:margin-right="0.03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b929d"/>
    </style:style>
    <style:style style:name="P16" style:family="paragraph" style:parent-style-name="Normal">
      <style:paragraph-properties fo:margin-left="0cm" fo:margin-right="0.945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Liberation Serif" fo:font-size="12pt" officeooo:paragraph-rsid="001b929d" style:font-size-asian="12pt" style:font-size-complex="12pt"/>
    </style:style>
    <style:style style:name="P17" style:family="paragraph" style:parent-style-name="Normal">
      <style:paragraph-properties fo:margin-left="0cm" fo:margin-right="0.206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Liberation Serif" fo:font-size="12pt" officeooo:paragraph-rsid="001b929d" style:font-size-asian="12pt" style:font-size-complex="12pt"/>
    </style:style>
    <style:style style:name="P18" style:family="paragraph" style:parent-style-name="Normal">
      <style:paragraph-properties fo:margin-left="0.0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Liberation Serif" fo:font-size="12pt" officeooo:paragraph-rsid="001b929d" style:font-size-asian="12pt" style:font-size-complex="12pt"/>
    </style:style>
    <style:style style:name="P19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Liberation Serif" fo:font-size="12pt" officeooo:paragraph-rsid="001b929d" style:font-size-asian="12pt" style:font-size-complex="12pt"/>
    </style:style>
    <style:style style:name="P20" style:family="paragraph" style:parent-style-name="Normal">
      <loext:graphic-properties draw:fill="none"/>
      <style:paragraph-properties fo:margin-left="0cm" fo:margin-right="0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Liberation Serif" fo:font-size="12pt" officeooo:paragraph-rsid="001b92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cm" fo:margin-right="0.801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Liberation Serif" fo:font-size="12pt" officeooo:paragraph-rsid="001b92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able">
      <style:paragraph-properties fo:text-align="center" style:justify-single-word="false"/>
    </style:style>
    <style:style style:name="P23" style:family="paragraph" style:parent-style-name="Text_20_body" style:master-page-name="">
      <loext:graphic-properties draw:fill="none"/>
      <style:paragraph-properties fo:margin-left="9.999cm" fo:margin-right="0cm" fo:margin-top="0cm" fo:margin-bottom="0.247cm" style:contextual-spacing="false" fo:line-height="115%" fo:text-indent="0cm" style:auto-text-indent="false" style:page-number="auto" fo:background-color="transparent"/>
      <style:text-properties style:text-underline-style="none" fo:font-weight="bold" officeooo:rsid="00162d8c" officeooo:paragraph-rsid="00162d8c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1b929d"/>
    </style:style>
    <style:style style:name="P25" style:family="paragraph" style:parent-style-name="Text_20_body">
      <style:paragraph-properties fo:text-align="justify" style:justify-single-word="false"/>
      <style:text-properties officeooo:paragraph-rsid="00292953"/>
    </style:style>
    <style:style style:name="P26" style:family="paragraph" style:parent-style-name="Text_20_body">
      <style:paragraph-properties fo:text-align="justify" style:justify-single-word="false"/>
      <style:text-properties officeooo:paragraph-rsid="002d041f"/>
    </style:style>
    <style:style style:name="P27" style:family="paragraph" style:parent-style-name="Text_20_body">
      <style:paragraph-properties fo:text-align="justify" style:justify-single-word="false"/>
      <style:text-properties officeooo:rsid="00182299" officeooo:paragraph-rsid="00182299"/>
    </style:style>
    <style:style style:name="P28" style:family="paragraph" style:parent-style-name="Text_20_body">
      <style:paragraph-properties fo:text-align="justify" style:justify-single-word="false"/>
      <style:text-properties officeooo:rsid="0018c766" officeooo:paragraph-rsid="0018c766"/>
    </style:style>
    <style:style style:name="P29" style:family="paragraph" style:parent-style-name="Text_20_body">
      <style:text-properties officeooo:paragraph-rsid="001edd14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178e6d" officeooo:paragraph-rsid="00178e6d" style:font-style-asian="normal" style:font-style-complex="normal"/>
    </style:style>
    <style:style style:name="P31" style:family="paragraph" style:parent-style-name="Footer">
      <style:paragraph-properties fo:text-align="start" style:justify-single-word="false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0162d8c" officeooo:paragraph-rsid="00162d8c"/>
    </style:style>
    <style:style style:name="P33" style:family="paragraph" style:parent-style-name="Heading_20_4">
      <style:text-properties officeooo:paragraph-rsid="001edd14"/>
    </style:style>
    <style:style style:name="P34" style:family="paragraph" style:parent-style-name="Heading_20_4">
      <style:paragraph-properties fo:break-before="page"/>
      <style:text-properties officeooo:rsid="001edd14" officeooo:paragraph-rsid="001edd14"/>
    </style:style>
    <style:style style:name="P35" style:family="paragraph" style:parent-style-name="Heading_20_4">
      <style:text-properties officeooo:rsid="00178e6d" officeooo:paragraph-rsid="00178e6d"/>
    </style:style>
    <style:style style:name="P36" style:family="paragraph" style:parent-style-name="Heading_20_4">
      <style:paragraph-properties fo:break-before="page"/>
    </style:style>
    <style:style style:name="P37" style:family="paragraph" style:parent-style-name="Heading_20_4">
      <style:text-properties officeooo:rsid="001a1df6" officeooo:paragraph-rsid="001a1df6"/>
    </style:style>
    <style:style style:name="P38" style:family="paragraph" style:parent-style-name="Heading_20_4">
      <style:paragraph-properties fo:break-before="page"/>
      <style:text-properties officeooo:rsid="001a1df6" officeooo:paragraph-rsid="001a1df6"/>
    </style:style>
    <style:style style:name="P39" style:family="paragraph" style:parent-style-name="Heading_20_4">
      <style:text-properties officeooo:rsid="001b929d" officeooo:paragraph-rsid="001b929d"/>
    </style:style>
    <style:style style:name="P40" style:family="paragraph" style:parent-style-name="Text_20_body" style:list-style-name="L1">
      <loext:graphic-properties draw:fill="none"/>
      <style:paragraph-properties fo:margin-top="0cm" fo:margin-bottom="0.247cm" style:contextual-spacing="false" fo:line-height="115%" fo:background-color="transparent"/>
      <style:text-properties style:text-underline-style="none" fo:font-weight="normal" officeooo:rsid="00162d8c" officeooo:paragraph-rsid="00162d8c" style:font-weight-asian="normal" style:font-weight-complex="normal"/>
    </style:style>
    <style:style style:name="P41" style:family="paragraph" style:parent-style-name="Text_20_body" style:list-style-name="L2">
      <style:paragraph-properties fo:text-align="justify" style:justify-single-word="false"/>
      <style:text-properties fo:font-style="italic" officeooo:rsid="00167c12" officeooo:paragraph-rsid="00167c12" style:font-style-asian="italic" style:font-style-complex="italic"/>
    </style:style>
    <style:style style:name="P42" style:family="paragraph" style:parent-style-name="Text_20_body" style:list-style-name="L2">
      <style:paragraph-properties fo:text-align="justify" style:justify-single-word="false"/>
      <style:text-properties fo:font-style="italic" officeooo:rsid="00167c12" officeooo:paragraph-rsid="00178e6d" style:font-style-asian="italic" style:font-style-complex="italic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182299" officeooo:paragraph-rsid="00182299"/>
    </style:style>
    <style:style style:name="P44" style:family="paragraph" style:parent-style-name="Text_20_body" style:list-style-name="L3">
      <style:paragraph-properties fo:text-align="justify" style:justify-single-word="false"/>
      <style:text-properties officeooo:rsid="0018c766" officeooo:paragraph-rsid="0018c766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18c766" officeooo:paragraph-rsid="0018c766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rsid="001a1df6" officeooo:paragraph-rsid="001a1df6"/>
    </style:style>
    <style:style style:name="T1" style:family="text">
      <style:text-properties officeooo:rsid="00162d8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d8c" style:font-style-asian="italic" style:font-style-complex="italic"/>
    </style:style>
    <style:style style:name="T4" style:family="text">
      <style:text-properties fo:font-style="italic" officeooo:rsid="001a1df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2d8c" style:font-style-asian="normal" style:font-style-complex="normal"/>
    </style:style>
    <style:style style:name="T7" style:family="text">
      <style:text-properties fo:font-style="normal" officeooo:rsid="00178e6d" style:font-style-asian="normal" style:font-style-complex="normal"/>
    </style:style>
    <style:style style:name="T8" style:family="text">
      <style:text-properties fo:font-style="normal" officeooo:rsid="00182299" style:font-style-asian="normal" style:font-style-complex="normal"/>
    </style:style>
    <style:style style:name="T9" style:family="text">
      <style:text-properties fo:font-style="normal" officeooo:rsid="001a1df6" style:font-style-asian="normal" style:font-style-complex="normal"/>
    </style:style>
    <style:style style:name="T10" style:family="text">
      <style:text-properties fo:font-style="normal" officeooo:rsid="002044b6" style:font-style-asian="normal" style:font-style-complex="normal"/>
    </style:style>
    <style:style style:name="T11" style:family="text">
      <style:text-properties fo:font-style="normal" officeooo:rsid="00224b22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a1df6" style:font-style-asian="normal" style:font-weight-asian="bold" style:font-style-complex="normal" style:font-weight-complex="bold"/>
    </style:style>
    <style:style style:name="T15" style:family="text">
      <style:text-properties officeooo:rsid="00178e6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fo:font-style="normal" style:font-style-asian="normal" style:font-style-complex="normal"/>
    </style:style>
    <style:style style:name="T19" style:family="text">
      <style:text-properties style:font-name="Liberation Mono" officeooo:rsid="0018c766"/>
    </style:style>
    <style:style style:name="T20" style:family="text">
      <style:text-properties officeooo:rsid="0018c766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1b929d"/>
    </style:style>
    <style:style style:name="T25" style:family="text">
      <style:text-properties style:font-name="Liberation Serif" fo:font-size="12pt" fo:font-style="italic" style:font-size-asian="12pt" style:font-style-asian="italic" style:font-size-complex="12pt"/>
    </style:style>
    <style:style style:name="T26" style:family="text">
      <style:text-properties style:font-name="Liberation Serif" fo:font-size="12pt" fo:font-weight="bold" style:font-size-asian="12pt" style:font-weight-asian="bold" style:font-size-complex="12pt"/>
    </style:style>
    <style:style style:name="T27" style:family="text">
      <style:text-properties style:font-name="Liberation Serif" fo:font-size="12pt" fo:font-weight="bold" officeooo:rsid="001b929d" style:font-size-asian="12pt" style:font-weight-asian="bold" style:font-size-complex="12pt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1d30fe" style:font-size-asian="10.5pt" style:font-size-complex="12pt"/>
    </style:style>
    <style:style style:name="T30" style:family="text">
      <style:text-properties fo:font-size="12pt" fo:font-style="italic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1d30fe" style:font-size-asian="10.5pt" style:font-style-asian="italic" style:font-size-complex="12pt" style:font-style-complex="italic"/>
    </style:style>
    <style:style style:name="T32" style:family="text">
      <style:text-properties fo:font-size="12pt" fo:font-style="italic" officeooo:rsid="00258b8c" style:font-size-asian="10.5pt" style:font-style-asian="italic" style:font-size-complex="12pt" style:font-style-complex="italic"/>
    </style:style>
    <style:style style:name="T33" style:family="text">
      <style:text-properties fo:font-size="12pt" fo:font-style="normal" officeooo:rsid="001d30fe" style:font-size-asian="10.5pt" style:font-style-asian="normal" style:font-size-complex="12pt" style:font-style-complex="normal"/>
    </style:style>
    <style:style style:name="T34" style:family="text">
      <style:text-properties officeooo:rsid="0022ee41"/>
    </style:style>
    <style:style style:name="T35" style:family="text">
      <style:text-properties officeooo:rsid="00292953"/>
    </style:style>
    <style:style style:name="T36" style:family="text">
      <style:text-properties officeooo:rsid="002d041f"/>
    </style:style>
    <style:style style:name="T37" style:family="text">
      <style:text-properties officeooo:rsid="002e93d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1.269cm" fo:text-indent="-0.635cm" fo:margin-left="11.2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1.904cm" fo:text-indent="-0.635cm" fo:margin-left="11.9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2.539cm" fo:text-indent="-0.635cm" fo:margin-left="12.5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3.174cm" fo:text-indent="-0.635cm" fo:margin-left="13.1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3.809cm" fo:text-indent="-0.635cm" fo:margin-left="13.8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4.444cm" fo:text-indent="-0.635cm" fo:margin-left="14.4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5.079cm" fo:text-indent="-0.635cm" fo:margin-left="15.0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5.714cm" fo:text-indent="-0.635cm" fo:margin-left="15.7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6.349cm" fo:text-indent="-0.635cm" fo:margin-left="16.3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6.984cm" fo:text-indent="-0.635cm" fo:margin-left="16.9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>Projeto: <text:span text:style-name="T2">C-Chat</text:span></text:p>
      <text:p text:style-name="P5">Computação em Nuvem, 2025</text:p>
      <text:p text:style-name="P6"/>
      <text:p text:style-name="P23">Equipe de Desenvolvimento:</text:p>
      <text:list text:style-name="L1">
        <text:list-item>
          <text:p text:style-name="P40"><text:span text:style-name="T21">Rafael Renó Corrêa</text:span>;</text:p>
        </text:list-item>
        <text:list-item>
          <text:p text:style-name="P40">Lucas Ferreira Alves; e</text:p>
        </text:list-item>
        <text:list-item>
          <text:p text:style-name="P40">Gabriel da Silva Henrique.</text:p>
        </text:list-item>
      </text:list>
      <text:h text:style-name="Heading_20_4" text:outline-level="4" text:is-list-header="true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 text:is-list-header="true"><text:bookmark-start text:name="__RefHeading___Toc471_3572407979"/>Ementa<text:bookmark-end text:name="__RefHeading___Toc471_3572407979"/></text:h>
      <text:p text:style-name="P12"><text:span text:style-name="T16">O</text:span> projeto de desenvolvimento <text:span text:style-name="T2">C-Chat</text:span> constitui da elaboração de um sistema de <text:span text:style-name="T2">chatting</text:span> cliente-servidor <text:span text:style-name="T1">n</text:span>a linguagem C, com comunicação simultânea de muitos usuários <text:span text:style-name="T1">através de</text:span> multiprocessamento <text:span text:style-name="T1">e </text:span><text:span text:style-name="T3">multithreading </text:span>em uma máquina servidora principal, que pode ser hospedada em serviços de nuvem. Nesse contexto, <text:span text:style-name="T1">ess</text:span>a ferramenta pode ser utilizada de duas formas: através de uma <text:span text:style-name="T2">interface</text:span> robusta pelo terminal do Linux ou por meio de uma <text:span text:style-name="T2">interface</text:span> em C++ para <text:span text:style-name="T2">desktop</text:span><text:span text:style-name="T5"> </text:span><text:span text:style-name="T6">ou </text:span><text:span text:style-name="T3">mobile</text:span><text:span text:style-name="T6">.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4">Sumário</text:p>
          </text:index-title>
          <text:p text:style-name="P3"><text:a xlink:type="simple" xlink:href="#__RefHeading___Toc471_3572407979" text:style-name="Index_20_Link" text:visited-style-name="Index_20_Link">Ementa<text:tab/>1</text:a></text:p>
          <text:p text:style-name="P2"><text:a xlink:type="simple" xlink:href="#__RefHeading___Toc473_3572407979" text:style-name="Index_20_Link" text:visited-style-name="Index_20_Link">Acordo de Nível de Serviço<text:tab/>3</text:a></text:p>
          <text:p text:style-name="P3"><text:a xlink:type="simple" xlink:href="#__RefHeading___Toc506_3572407979" text:style-name="Index_20_Link" text:visited-style-name="Index_20_Link">Considerações Legais<text:tab/>4</text:a></text:p>
          <text:p text:style-name="P3"><text:a xlink:type="simple" xlink:href="#__RefHeading___Toc475_3572407979" text:style-name="Index_20_Link" text:visited-style-name="Index_20_Link">Compatibilidade<text:tab/>4</text:a></text:p>
          <text:p text:style-name="P3"><text:a xlink:type="simple" xlink:href="#__RefHeading___Toc1347_2384227064" text:style-name="Index_20_Link" text:visited-style-name="Index_20_Link">Responsabilidades<text:tab/>4</text:a></text:p>
          <text:p text:style-name="P3"><text:a xlink:type="simple" xlink:href="#__RefHeading___Toc510_3572407979" text:style-name="Index_20_Link" text:visited-style-name="Index_20_Link">Passos de Trabalho<text:tab/>5</text:a></text:p>
          <text:p text:style-name="P3"><text:a xlink:type="simple" xlink:href="#__RefHeading___Toc479_3572407979" text:style-name="Index_20_Link" text:visited-style-name="Index_20_Link">Prazos Estabelecidos<text:tab/>7</text:a></text:p>
          <text:p text:style-name="P3"><text:a xlink:type="simple" xlink:href="#__RefHeading___Toc481_3572407979" text:style-name="Index_20_Link" text:visited-style-name="Index_20_Link">Resultados Esperados<text:tab/>7</text:a></text:p>
        </text:index-body>
      </text:table-of-content>
      <text:p text:style-name="P12"><text:span text:style-name="T6"/></text:p>
      <text:h text:style-name="P32" text:outline-level="1"><text:bookmark-start text:name="__RefHeading___Toc473_3572407979"/>Acordo de Nível de Serviço<text:bookmark-end text:name="__RefHeading___Toc473_3572407979"/></text:h>
      <text:p text:style-name="P8"><text:span text:style-name="T16">O</text:span> processo de implementação do projeto constitui de dois ramos codependentes bem definidos:<text:span text:style-name="T2"> core</text:span><text:span text:style-name="T5"> (ou núcleo) e</text:span><text:span text:style-name="T2"> interface</text:span><text:span text:style-name="T5">. Isto é:</text:span></text:p>
      <text:list text:style-name="L2">
        <text:list-item>
          <text:p text:style-name="P41">Core<text:span text:style-name="T5">: Aplicação em C responsável pela lógica de comunicação, implementação das regras de negócio e </text:span>interface<text:span text:style-name="T5"> rudimentar para administração do servidor do sistema de </text:span>chatting<text:span text:style-name="T5">, com suporte a múltiplos clientes simultâneos por meio de multiprocessamento e</text:span> multithreading <text:span text:style-name="T5">na máquina servidora; e</text:span></text:p>
        </text:list-item>
        <text:list-item>
          <text:p text:style-name="P41">Interface<text:span text:style-name="T5">: Aplicação Thin</text:span> Client<text:span text:style-name="T5"> (ou Cliente Leve) <text:s/>em C/C++ responsável pela </text:span>interface<text:span text:style-name="T5"> de comunicação do cliente com o servidor. Nesse contexto, serão desenvolvidas duas aplicações:</text:span></text:p>
          <text:list>
            <text:list-item>
              <text:p text:style-name="P41"><text:span text:style-name="T5">Em terminal </text:span><text:span text:style-name="T10">do Linux </text:span><text:span text:style-name="T5">(C): Implementação simples e robusta na máquina cliente para demonstração da comunicação cliente-servidor pelo terminal do Linux; e </text:span><text:span text:style-name="T7">posteriormente,</text:span></text:p>
            </text:list-item>
            <text:list-item>
              <text:p text:style-name="P42"><text:span text:style-name="T11">Em alto nível</text:span><text:span text:style-name="T5"> </text:span><text:span text:style-name="T11">(</text:span><text:span text:style-name="T5">C++): </text:span><text:span text:style-name="T15">Software</text:span><text:span text:style-name="T5"> </text:span><text:span text:style-name="T11">para a</text:span><text:span text:style-name="T5"> </text:span>interface<text:span text:style-name="T5"> de cliente </text:span><text:span text:style-name="T11">em</text:span><text:span text:style-name="T7"> uma aplicação intuitiva e ergonômica desenvolvida a partir da biblioteca </text:span><text:a xlink:type="simple" xlink:href="https://github.com/ocornut/imgui" text:style-name="Internet_20_link" text:visited-style-name="Visited_20_Internet_20_Link"><text:span text:style-name="T5">I</text:span><text:span text:style-name="T7">m</text:span><text:span text:style-name="T5">G</text:span><text:span text:style-name="T7">ui</text:span></text:a><text:span text:style-name="T7">.</text:span></text:p>
            </text:list-item>
          </text:list>
        </text:list-item>
      </text:list>
      <text:p text:style-name="P30">Nesse cenário, estão listadas <text:span text:style-name="T35">n</text:span>a<text:span text:style-name="T35">s</text:span> <text:span text:style-name="T35">páginas a </text:span>seguir as expectativas <text:span text:style-name="T37">para</text:span> cada <text:span text:style-name="T37">etapa</text:span> do desenvolvimento <text:span text:style-name="T37">do projeto</text:span>.</text:p>
      <text:h text:style-name="P33" text:outline-level="4" text:is-list-header="true"/>
      <text:h text:style-name="P34" text:outline-level="4"><text:bookmark-start text:name="__RefHeading___Toc506_3572407979"/>Considerações Legais<text:bookmark-end text:name="__RefHeading___Toc506_3572407979"/></text:h>
      <text:p text:style-name="P11"><text:span text:style-name="T16">Q</text:span>uaisquer aspectos do planejamento de implementação, atribuição de responsabilidades, prazos estipulados e resultados esperados, disponíveis neste documento, estão sujeitos à alteração sem aviso prévio.</text:p>
      <text:p text:style-name="Horizontal_20_Line"/>
      <text:h text:style-name="P35" text:outline-level="4"><text:bookmark-start text:name="__RefHeading___Toc475_3572407979"/>Compatibilidade<text:bookmark-end text:name="__RefHeading___Toc475_3572407979"/></text:h>
      <text:p text:style-name="P25"><text:span text:style-name="T16">A</text:span> aplicação <text:span text:style-name="T2">core</text:span> será implementada em C, utilizando a biblioteca <text:span text:style-name="T17">&lt;arpa/inet.h&gt;</text:span> para a lógica de comunicação em rede, e bibliotecas como <text:span text:style-name="T17">&lt;stdlib.h&gt;</text:span>, <text:span text:style-name="T17">&lt;unistd.h&gt;</text:span>, <text:span text:style-name="T17">&lt;sys/wait.h&gt;</text:span>, <text:span text:style-name="T17">&lt;pthread.h&gt;</text:span>, <text:span text:style-name="T17">&lt;omp.h&gt;</text:span> <text:span text:style-name="T15">(OpenMP) </text:span>e <text:span text:style-name="T17">&lt;signal.h&gt;</text:span> para lidar com muitos clientes simultâneos por meio de multiprocessamento, <text:span text:style-name="T2">multithreading</text:span> e manipulação de sinais. Nesse contexto, como os métodos de paralelismo adotados são específicos do ambiente Linux, <text:span text:style-name="T34">a aplicação</text:span> será <text:span text:style-name="T15">nativ</text:span><text:span text:style-name="T34">a</text:span><text:span text:style-name="T15"> d</text:span>este sistema operacional, com foco na distribuição Ubuntu.</text:p>
      <text:p text:style-name="Horizontal_20_Line"/>
      <text:h text:style-name="Heading_20_4" text:outline-level="4"><text:bookmark-start text:name="__RefHeading___Toc1347_2384227064"/>Responsabilidades<text:bookmark-end text:name="__RefHeading___Toc1347_2384227064"/></text:h>
      <text:p text:style-name="P29"><text:span text:style-name="T16">C</text:span><text:span text:style-name="T28">ada membro da equipe de desenvolvimento </text:span><text:span text:style-name="T29">será</text:span><text:span text:style-name="T28"> responsáve</text:span><text:span text:style-name="T29">l</text:span><text:span text:style-name="T28"> por partes fundamentais do projeto. Onde, especificamente, Rafael Renó Corrêa irá implementar a aplicação servidora (</text:span><text:span text:style-name="T30">cor</text:span><text:span text:style-name="T31">e</text:span><text:span text:style-name="T33">) e a </text:span><text:span text:style-name="T31">interface</text:span><text:span text:style-name="T33"> cliente em C para o ambiente do terminal do Linux, e Lucas Ferreira Alves e Gabriel da Silva Henrique irão implementar a aplicação</text:span><text:span text:style-name="T31"> </text:span><text:span text:style-name="T32">T</text:span><text:span text:style-name="T31">hin </text:span><text:span text:style-name="T32">C</text:span><text:span text:style-name="T31">lient </text:span><text:span text:style-name="T33">em C++, baseada em ImGui, para </text:span><text:span text:style-name="T31">desktop</text:span><text:span text:style-name="T33"> (Linux ou Windows) e </text:span><text:span text:style-name="T31">mobile </text:span><text:span text:style-name="T33">(Android).</text:span></text:p>
      <text:h text:style-name="P36" text:outline-level="4"><text:bookmark-start text:name="__RefHeading___Toc510_3572407979"/>Passos de Trabalho<text:bookmark-end text:name="__RefHeading___Toc510_3572407979"/></text:h>
      <text:p text:style-name="P9"><text:span text:style-name="T16">A</text:span> organização das atividades de implementação e modelagem será definida por dois ramos de desenvolvimento: <text:span text:style-name="T2">Core </text:span><text:span text:style-name="T5">e </text:span><text:span text:style-name="T2">Interface</text:span><text:span text:style-name="T5">. Nesse contexto, os passos de trabalho </text:span><text:span text:style-name="T8">de cada ramo</text:span><text:span text:style-name="T5"> serão tratados separadamente, e posteriormente, as considerações a respeito dos prazos e dependência</text:span><text:span text:style-name="T8">s</text:span><text:span text:style-name="T5"> serão discutid</text:span><text:span text:style-name="T8">as</text:span><text:span text:style-name="T5">.</text:span></text:p>
      <text:p text:style-name="P27"><text:span text:style-name="T5">Assim sendo, quanto ao </text:span><text:span text:style-name="T2">Core</text:span><text:span text:style-name="T5">, são os passos de desenvolvimento a seguir necessários para a funcionalidade básica da aplicação servidora:</text:span></text:p>
      <text:list text:style-name="L3">
        <text:list-item>
          <text:p text:style-name="P43"><text:span text:style-name="T5">Estabelecer conexão persistente (</text:span><text:span text:style-name="T18">TCP/IPv4</text:span><text:span text:style-name="T5">) entre dois computadores e verificar a comunicação através do envio de mensagens;</text:span></text:p>
        </text:list-item>
        <text:list-item>
          <text:p text:style-name="P43"><text:span text:style-name="T5">Paralelizar a lógica de aceitação de novas conexões – utilizando as bibliotecas </text:span><text:span text:style-name="T18">&lt;stdlib.h&gt;</text:span><text:span text:style-name="T5"> e </text:span><text:span text:style-name="T18">&lt;unistd.h&gt;</text:span><text:span text:style-name="T5">, de forma que a aplicação crie um novo processo filho para cada novo cliente, e exclua o processo criado uma vez que a conexão encerrar;</text:span></text:p>
        </text:list-item>
        <text:list-item>
          <text:p text:style-name="P43"><text:span text:style-name="T5">Dividir a lógica de comunicação cliente-servidor em duas </text:span><text:span text:style-name="T2">threads</text:span><text:span text:style-name="T5"> simultâneas em cada processo – utilizando a biblioteca OpenMP – tanto para a aplicação cliente quanto para a aplicação</text:span><text:span text:style-name="T2"> </text:span><text:span text:style-name="T5">servidora, ou seja:</text:span></text:p>
          <text:list>
            <text:list-item>
              <text:p text:style-name="P43"><text:span text:style-name="T5">Uma </text:span><text:span text:style-name="T2">thread</text:span><text:span text:style-name="T5"> para o recebimento de mensagens; e</text:span></text:p>
            </text:list-item>
            <text:list-item>
              <text:p text:style-name="P43"><text:span text:style-name="T5">Outra </text:span><text:span text:style-name="T2">thread</text:span><text:span text:style-name="T5"> para o envio de mensagens.</text:span></text:p>
            </text:list-item>
          </text:list>
        </text:list-item>
        <text:list-item>
          <text:p text:style-name="P43"><text:span text:style-name="T36">Realizar</text:span> o tratamento dos sinais de interrupção (<text:span text:style-name="T17">SIGINT</text:span>), término (<text:span text:style-name="T17">SIGTERM</text:span>) e de encerramento de processo filho (<text:span text:style-name="T17">SIGCHLD</text:span>);</text:p>
        </text:list-item>
        <text:list-item>
          <text:p text:style-name="P43">Implementar uma lista de PIDs dos processos filhos no contexto do processo pai, com a estrutura <text:span text:style-name="T17">struct leaf{ int UUID; char username[16]; int PID };</text:span> e as seguintes operações automáticas:</text:p>
          <text:list>
            <text:list-item>
              <text:p text:style-name="P43"><text:span text:style-name="T17">CREATE</text:span>: Quando uma nova conexão com um processo filho for estabelecida, deve ser acrescentado um novo nó na lista com o identificador único (<text:span text:style-name="T17">UUID</text:span>) do cliente, apelido (escolhido pelo cliente) e o <text:span text:style-name="T17">PID</text:span> do processo filho;</text:p>
            </text:list-item>
            <text:list-item>
              <text:p text:style-name="P43"><text:span text:style-name="T17">READ</text:span>: O nome do cliente e o <text:span text:style-name="T17">PID</text:span> do processo filho podem ser consultados a partir do UUID do cliente; e</text:p>
            </text:list-item>
            <text:list-item>
              <text:p text:style-name="P43"><text:span text:style-name="T17">DELETE</text:span>: O nó do cliente na lista <text:span text:style-name="T20">de </text:span><text:span text:style-name="T19">PIDs</text:span><text:span text:style-name="T20"> </text:span>pode ser excluído a partir do <text:span text:style-name="T17">UUID</text:span> do cliente.</text:p>
            </text:list-item>
          </text:list>
        </text:list-item>
        <text:list-item>
          <text:p text:style-name="P43"><text:span text:style-name="T36">Definir uma</text:span> rotina de encerramento gracioso, ou seja, <text:span text:style-name="T20">um procedimento para terminar</text:span> todos os processos e <text:span text:style-name="T2">threads</text:span> ativos, além de fechar todos os soquetes de comunicação, uma vez que o sinal de interrupção <text:span text:style-name="T20">(CTRL+C)</text:span> for acionado no servidor (no contexto do processo pai);</text:p>
        </text:list-item>
        <text:list-item>
          <text:p text:style-name="P43">Implementar uma <text:span text:style-name="T2">thread</text:span> no processo pai para direcionar mensagens entre processos filhos – identificadas pelos <text:span text:style-name="T17">UUIDs</text:span> dos clientes remetente e destinatário). <text:span text:style-name="T20">Nesse contexto, devem ser implementados dois protótipos:</text:span></text:p>
          <text:list>
            <text:list-item>
              <text:p text:style-name="P43"><text:soft-page-break/>Inicialmente, <text:span text:style-name="T20">um</text:span> fórum em que todos falam para todos; e</text:p>
            </text:list-item>
            <text:list-item>
              <text:p text:style-name="P43">Posteriormente, comunicação <text:span text:style-name="T20">privada</text:span> entre somente dois clientes.</text:p>
            </text:list-item>
          </text:list>
        </text:list-item>
        <text:list-item>
          <text:p text:style-name="P43"><text:span text:style-name="T36">Realizar</text:span> o tratamento de parâmetros de inicialização (por leitura de arquivo) para identificar <text:span text:style-name="T20">o nome de cliente e palavra secreta</text:span>, <text:span text:style-name="T20">de forma que uma</text:span> conexão po<text:span text:style-name="T20">ssa</text:span> ser estabelecida se, <text:span text:style-name="T20">e somente se,</text:span> <text:span text:style-name="T20">dois</text:span> clientes compartilharem a mesma chave secreta;</text:p>
        </text:list-item>
        <text:list-item>
          <text:p text:style-name="P43"><text:span text:style-name="T36">Escrever</text:span> mensagens de <text:span text:style-name="T2">feedback</text:span> e de <text:span text:style-name="T20">tratamento de </text:span>erro para impressão no terminal;</text:p>
        </text:list-item>
        <text:list-item>
          <text:p text:style-name="P44">Definir a <text:span text:style-name="T2">interface</text:span> de aplicação (API); e</text:p>
        </text:list-item>
        <text:list-item>
          <text:p text:style-name="P44">Refinar o <text:span text:style-name="T2">software</text:span><text:span text:style-name="T5"> em iterações sucessivas de modelagem.</text:span></text:p>
        </text:list-item>
      </text:list>
      <text:p text:style-name="P28"><text:span text:style-name="T5">Já quanto à </text:span><text:span text:style-name="T2">Interface</text:span><text:span text:style-name="T5">, são os passos de desenvolvimento a seguir necessários para a modelagem e funcionalidade da aplicação </text:span><text:span text:style-name="T2">Thin Client</text:span><text:span text:style-name="T5">:</text:span></text:p>
      <text:list text:style-name="L4">
        <text:list-item>
          <text:p text:style-name="P45"><text:span text:style-name="T5">Modelar o design básico da janela de </text:span><text:span text:style-name="T2">interface</text:span><text:span text:style-name="T5"> do cliente com as seguintes funcionalidades:</text:span></text:p>
          <text:list>
            <text:list-item>
              <text:p text:style-name="P45"><text:span text:style-name="T9">Na primeira janela, deve ser possível i</text:span><text:span text:style-name="T5">nformar o </text:span><text:span text:style-name="T13">nome de cliente</text:span><text:span text:style-name="T5"> (com no máximo 15 caracteres) e uma </text:span><text:span text:style-name="T13">chave secreta</text:span><text:span text:style-name="T5">. </text:span><text:span text:style-name="T9">Com um </text:span><text:span text:style-name="T14">botão de confirmação</text:span><text:span text:style-name="T9"> e um </text:span><text:span text:style-name="T14">botão de cancelamento</text:span><text:span text:style-name="T5">;</text:span></text:p>
            </text:list-item>
            <text:list-item>
              <text:p text:style-name="P45"><text:span text:style-name="T9">Se confirmado, deve a</text:span><text:span text:style-name="T5">brir uma </text:span><text:span text:style-name="T9">segunda </text:span><text:span text:style-name="T5">janela </text:span><text:span text:style-name="T9">(</text:span><text:span text:style-name="T5">de</text:span><text:span text:style-name="T2"> feedback</text:span><text:span text:style-name="T4">)</text:span><text:span text:style-name="T2"> </text:span><text:span text:style-name="T5">para demonstrar a tentativa de conexão, </text:span><text:span text:style-name="T12">que dura exatamente um minuto</text:span><text:span text:style-name="T5">; e</text:span></text:p>
            </text:list-item>
            <text:list-item>
              <text:p text:style-name="P46">Se bem-sucedida, deve abrir uma terceira janela (e fechar todas as outras), onde haverá um <text:span text:style-name="T22">campo de texto</text:span> para inserir uma mensagem a ser encaminhada, um <text:span text:style-name="T22">botão de confirmação</text:span> para enviar a mensagem, um <text:span text:style-name="T22">segundo campo de texto</text:span> para imprimir as mensagens recebidas e um <text:span text:style-name="T22">botão para encerrar a conexão</text:span>.</text:p>
            </text:list-item>
          </text:list>
        </text:list-item>
        <text:list-item>
          <text:p text:style-name="P46">Implementar um protótipo básico da aplicação baseada em ImGui com os campos, botões e animações adequadas (porém sem as funcionalidades);</text:p>
        </text:list-item>
        <text:list-item>
          <text:p text:style-name="P46">Acrescentar as funcionalidades aos botões e campos a partir da comunicação com a API do servidor; e</text:p>
        </text:list-item>
        <text:list-item>
          <text:p text:style-name="P46">Refinar a aplicação em iterações sucessivas de testagem.</text:p>
        </text:list-item>
      </text:list>
      <text:h text:style-name="P37" text:outline-level="4" text:is-list-header="true"/>
      <text:h text:style-name="P38" text:outline-level="4"><text:bookmark-start text:name="__RefHeading___Toc479_3572407979"/>Prazos Estabelecidos<text:bookmark-end text:name="__RefHeading___Toc479_3572407979"/></text:h>
      <text:p text:style-name="P26"><text:span text:style-name="T16">C</text:span>ada item deve ser implementado em um prazo de <text:span text:style-name="T23">aproximadamente</text:span> uma semana. <text:span text:style-name="T24">Entretanto</text:span>, para <text:span text:style-name="T24">a aplicação</text:span> <text:span text:style-name="T2">core</text:span>, o 1º, 2º, <text:span text:style-name="T24">3º e 4º</text:span> passos devem ser implementados <text:span text:style-name="T24">no prazo de duas semanas</text:span>. <text:span text:style-name="T36">Posteriormente</text:span>, do 5º ao 10º passo, cada item deve ser implementado em <text:span text:style-name="T24">somente </text:span>uma semana.</text:p>
      <text:p text:style-name="P26">Assim sendo, para a <text:span text:style-name="T2">interface</text:span>, o 1º e 2º passos podem ser desenvolvidos a partir de 21/04/2025 em duas semanas, e o 3º passo – que depende <text:span text:style-name="T36">da conclusão</text:span> do 10º passo do <text:span text:style-name="T2">core</text:span> – pode ser implementado <text:span text:style-name="T24">nas</text:span> duas semanas <text:span text:style-name="T24">seguintes à conclusão d</text:span><text:span text:style-name="T36">este passo.</text:span> Por fim, o 11º passo do <text:span text:style-name="T2">core</text:span> e o 4º passo da <text:span text:style-name="T2">interface</text:span> devem ser iterados até o prazo limite mínimo de 27/06/2025, ou até o prazo máximo de 11/07/2025.</text:p>
      <text:p text:style-name="P10">Isto é, até o prazo de entrega limite mínimo em 27/06/2025, <text:span text:style-name="T22">o projeto deve ser implementado em no máximo oito semanas (ou dois meses) a partir de 21/04/2025</text:span>. Ou seja, como está descrito na Tabela 1:</text:p>
      <table:table table:name="Tabela1" table:style-name="Tabela1">
        <table:table-column table:style-name="Tabela1.A"/>
        <table:table-column table:style-name="Tabela1.B"/>
        <table:table-column table:style-name="Tabela1.A"/>
        <table:table-row table:style-name="Tabela1.1">
          <table:table-cell table:style-name="Tabela1.A1" office:value-type="string">
            <text:p text:style-name="P13"><text:span text:style-name="Default_20_Paragraph_20_Font"><text:span text:style-name="T27">Ramo</text:span></text:span></text:p>
          </table:table-cell>
          <table:table-cell table:style-name="Tabela1.A1" office:value-type="string">
            <text:p text:style-name="P14"><text:span text:style-name="Default_20_Paragraph_20_Font"><text:span text:style-name="T26">Passo</text:span></text:span></text:p>
          </table:table-cell>
          <table:table-cell table:style-name="Tabela1.A1" office:value-type="string">
            <text:p text:style-name="P14"><text:span text:style-name="Default_20_Paragraph_20_Font"><text:span text:style-name="T26">Prazo</text:span></text:span></text:p>
          </table:table-cell>
        </table:table-row>
        <table:table-row table:style-name="Tabela1.1">
          <table:table-cell table:style-name="Tabela1.A2" table:number-rows-spanned="2" office:value-type="string">
            <text:p text:style-name="P15"><text:span text:style-name="Default_20_Paragraph_20_Font"><text:span text:style-name="T25">Core</text:span></text:span></text:p>
          </table:table-cell>
          <table:table-cell table:style-name="Tabela1.A1" office:value-type="string">
            <text:p text:style-name="P20">1º – 10º</text:p>
          </table:table-cell>
          <table:table-cell table:style-name="Tabela1.A1" office:value-type="string">
            <text:p text:style-name="P19">21/04/2025 – 16/06/2025</text:p>
          </table:table-cell>
        </table:table-row>
        <table:table-row table:style-name="Tabela1.1">
          <table:covered-table-cell table:style-name="Tabela1.A2"/>
          <table:table-cell table:style-name="Tabela1.A1" office:value-type="string">
            <text:p text:style-name="P21">11º</text:p>
          </table:table-cell>
          <table:table-cell table:style-name="Tabela1.A1" office:value-type="string">
            <text:p text:style-name="P18">16/06-2025 – 27/06/2025</text:p>
          </table:table-cell>
        </table:table-row>
        <table:table-row table:style-name="Tabela1.1">
          <table:table-cell table:style-name="Tabela1.A2" table:number-rows-spanned="3" office:value-type="string">
            <text:p text:style-name="P15"><text:span text:style-name="Default_20_Paragraph_20_Font"><text:span text:style-name="T25">Interface</text:span></text:span></text:p>
          </table:table-cell>
          <table:table-cell table:style-name="Tabela1.A1" office:value-type="string">
            <text:p text:style-name="P17">1º – 2º <text:s/></text:p>
          </table:table-cell>
          <table:table-cell table:style-name="Tabela1.A1" office:value-type="string">
            <text:p text:style-name="P19">21/04/2025 – 05/05/2025</text:p>
          </table:table-cell>
        </table:table-row>
        <table:table-row table:style-name="Tabela1.1">
          <table:covered-table-cell table:style-name="Tabela1.A2"/>
          <table:table-cell table:style-name="Tabela1.A1" office:value-type="string">
            <text:p text:style-name="P16">3º</text:p>
          </table:table-cell>
          <table:table-cell table:style-name="Tabela1.A1" office:value-type="string">
            <text:p text:style-name="P19">16/06/202<text:span text:style-name="T37">5</text:span> – 23/06/2025</text:p>
          </table:table-cell>
        </table:table-row>
        <table:table-row table:style-name="Tabela1.1">
          <table:covered-table-cell table:style-name="Tabela1.A2"/>
          <table:table-cell table:style-name="Tabela1.A1" office:value-type="string">
            <text:p text:style-name="P16">4º</text:p>
          </table:table-cell>
          <table:table-cell table:style-name="Tabela1.A1" office:value-type="string">
            <text:p text:style-name="P19">23/06/2025 – 27/06/2025</text:p>
          </table:table-cell>
        </table:table-row>
      </table:table>
      <text:p text:style-name="P22">Tabela <text:sequence text:ref-name="refTable0" text:name="Table" text:formula="ooow:Table+1" style:num-format="1">1</text:sequence>: Prazos para a conclusão do projeto.</text:p>
      <text:p text:style-name="Horizontal_20_Line"/>
      <text:h text:style-name="P39" text:outline-level="4"><text:bookmark-start text:name="__RefHeading___Toc481_3572407979"/>Resultados Esperados<text:bookmark-end text:name="__RefHeading___Toc481_3572407979"/></text:h>
      <text:p text:style-name="P24"><text:span text:style-name="T16">U</text:span>ma vez concluída, a aplicação deve fornecer uma <text:span text:style-name="T24">solução robusta com uma</text:span> <text:span text:style-name="T2">interface</text:span> intuitiva para <text:span text:style-name="T24">a </text:span>comunicação <text:span text:style-name="T24">segura</text:span> entre muitos usuários, com baixa latência <text:span text:style-name="T24">para o cliente</text:span> e <text:span text:style-name="T24">baixo custo em</text:span> recursos computacionais <text:span text:style-name="T24">na máquina servidora</text:span> – ou, em termos <text:span text:style-name="T24">práticos</text:span>, uma instância do sistema deve suportar até 128 usuários simultâneos com latência inferior a 100ms (milissegundos) <text:span text:style-name="T24">para cada mensagem transferida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left="0.018cm" fo:margin-right="0.005cm" fo:margin-top="0cm" fo:margin-bottom="0.236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adrão1"/><text:page-number text:select-page="current">7</text:page-number><text:s/>/ <text:page-count>7</text:page-count><text:bookmark-end text:name="PageNumWizard_FOOTER_Estilo de página Padrão1"/></text:p>
      </style:footer>
      <style:footer-left>
        <text:p text:style-name="MP2"><text:bookmark-start text:name="PageNumWizard_FOOTER_Estilo de página Padrão2"/><text:page-number text:select-page="current">6</text:page-number><text:s/>/ <text:page-count>7</text:page-count><text:bookmark-end text:name="PageNumWizard_FOOTER_Estilo de página Padrã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4:17:05.770803744</meta:creation-date>
    <dc:date>2025-04-20T16:35:41.641532366</dc:date>
    <meta:editing-duration>PT23M6S</meta:editing-duration>
    <meta:editing-cycles>13</meta:editing-cycles>
    <meta:generator>LibreOffice/24.2.7.2$Linux_X86_64 LibreOffice_project/420$Build-2</meta:generator>
    <meta:print-date>2025-04-20T16:32:24.831071796</meta:print-date>
    <meta:printed-by>Arquivos PDF</meta:printed-by>
    <meta:document-statistic meta:table-count="1" meta:image-count="0" meta:object-count="0" meta:page-count="7" meta:paragraph-count="83" meta:word-count="1344" meta:character-count="8565" meta:non-whitespace-character-count="7319"/>
  </office:meta>
</office:document-meta>
</file>